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6in"/>
    </style:style>
    <style:style style:name="co2" style:family="table-column">
      <style:table-column-properties fo:break-before="auto" style:column-width="1.831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075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2236in"/>
    </style:style>
    <style:style style:name="co7" style:family="table-column">
      <style:table-column-properties fo:break-before="auto" style:column-width="0.2008in"/>
    </style:style>
    <style:style style:name="co8" style:family="table-column">
      <style:table-column-properties fo:break-before="auto" style:column-width="1.2957in"/>
    </style:style>
    <style:style style:name="co9" style:family="table-column">
      <style:table-column-properties fo:break-before="auto" style:column-width="1.7244in"/>
    </style:style>
    <style:style style:name="co10" style:family="table-column">
      <style:table-column-properties fo:break-before="auto" style:column-width="3.1874in"/>
    </style:style>
    <style:style style:name="co11" style:family="table-column">
      <style:table-column-properties fo:break-before="auto" style:column-width="1.9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style:use-window-font-color="tru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9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in"/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in"/>
      <style:text-properties style:use-window-font-color="true" style:font-name="Liberation Serif" fo:language="en" fo:country="US" fo:font-weight="normal" style:font-name-asian="DejaVu Sans" style:font-weight-asian="normal" style:font-name-complex="Noto Sans Arabic UI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no-wrap" fo:border="0.74pt solid #00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Sheet1.$P$6:$Sheet1.$P$14])" table:allow-empty-cell="true" table:display-list="unsorted" table:base-cell-address="Sheet1.G6">
          <table:error-message table:message-type="stop" table:display="true"/>
        </table:content-validation>
        <table:content-validation table:name="val2" table:condition="of:cell-content-is-in-list([$Sheet1.$P$6:$Sheet1.$P$13])" table:allow-empty-cell="true" table:display-list="unsorted" table:base-cell-address="Sheet1.G6">
          <table:error-message table:message-type="stop" table:display="true"/>
        </table:content-validation>
        <table:content-validation table:name="val3" table:condition="of:cell-content-is-in-list([$Sheet1.$P$18:$Sheet1.$P$19])" table:allow-empty-cell="true" table:display-list="unsorted" table:base-cell-address="Sheet1.H27">
          <table:error-message table:message-type="stop" table:display="true"/>
        </table:content-validation>
        <table:content-validation table:name="val4" table:condition="of:cell-content-is-in-list([$Sheet1.$P$23:$Sheet1.$P$24])" table:allow-empty-cell="true" table:display-list="unsorted" table:base-cell-address="Sheet1.J6">
          <table:error-message table:message-type="stop" table:display="true"/>
        </table:content-validation>
      </table:content-validations>
      <table:table table:name="Sheet1" table:style-name="ta1" table:print-ranges="Sheet1.J4:Sheet1.J4">
        <office:forms form:automatic-focus="false" form:apply-design-mode="false"/>
        <table:table-column table:style-name="co1" table:default-cell-style-name="ce17"/>
        <table:table-column table:style-name="co2" table:default-cell-style-name="ce6"/>
        <table:table-column table:style-name="co3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3" table:number-columns-repeated="4" table:default-cell-style-name="ce6"/>
        <table:table-column table:style-name="co11" table:default-cell-style-name="ce6"/>
        <table:table-column table:style-name="co3" table:number-columns-repeated="1006" table:default-cell-style-name="ce6"/>
        <table:table-column table:style-name="co3" table:default-cell-style-name="ce17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9"/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AAA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Var Name</text:p>
          </table:table-cell>
          <table:table-cell table:style-name="ce15" office:value-type="string" calcext:value-type="string">
            <text:p>Color</text:p>
          </table:table-cell>
          <table:table-cell table:style-name="ce15" office:value-type="string" calcext:value-type="string">
            <text:p>JS Code</text:p>
          </table:table-cell>
          <table:table-cell table:number-columns-repeated="3"/>
          <table:table-cell table:style-name="ce2" office:value-type="string" calcext:value-type="string">
            <text:p>AAA</text:p>
          </table:table-cell>
          <table:table-cell table:style-name="ce2" office:value-type="string" calcext:value-type="string">
            <text:p>Description</text:p>
          </table:table-cell>
          <table:table-cell table:number-columns-repeated="1007"/>
        </table:table-row>
        <table:table-row table:style-name="ro1">
          <table:table-cell/>
          <table:table-cell table:style-name="ce11" office:value-type="string" calcext:value-type="string">
            <text:p>Header Background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235" calcext:value-type="float">
            <text:p>23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hbg</text:p>
          </table:table-cell>
          <table:table-cell table:style-name="ce9" table:content-validation-name="val3" office:value-type="string" calcext:value-type="string">
            <text:p>L</text:p>
          </table:table-cell>
          <table:table-cell table:style-name="ce9" table:content-validation-name="val4" office:value-type="string" calcext:value-type="string">
            <text:p>D</text:p>
          </table:table-cell>
          <table:table-cell table:style-name="ce9" table:formula="of:=COM.MICROSOFT.CONCAT([.G6];&quot;_&quot;;[.H6];&quot;_&quot;;[.I6])" office:value-type="string" office:string-value="hbg_L_D" calcext:value-type="string">
            <text:p>hbg_L_D</text:p>
          </table:table-cell>
          <table:table-cell table:style-name="ce9" table:formula="of:=COM.MICROSOFT.CONCAT(&quot;rgb(&quot;;[.C6];&quot;,&quot;;[.D6];&quot;,&quot;;[.E6];&quot;,&quot;;[.F6];&quot;)&quot;)" office:value-type="string" office:string-value="rgb(246,247,235,1)" calcext:value-type="string">
            <text:p>rgb(246,247,235,1)</text:p>
          </table:table-cell>
          <table:table-cell table:style-name="ce9" table:formula="of:=COM.MICROSOFT.CONCAT(&quot;const &quot;;[.J6];&quot; = '&quot;; [.K6]; &quot;'&quot; )" office:value-type="string" office:string-value="const hbg_L_D = 'rgb(246,247,235,1)'" calcext:value-type="string">
            <text:p>const hbg_L_D = 'rgb(246,247,235,1)'</text:p>
          </table:table-cell>
          <table:table-cell table:number-columns-repeated="3"/>
          <table:table-cell table:style-name="ce3" office:value-type="string" calcext:value-type="string">
            <text:p>hbg</text:p>
          </table:table-cell>
          <table:table-cell table:style-name="ce3" office:value-type="string" calcext:value-type="string">
            <text:p>Header Background</text:p>
          </table:table-cell>
          <table:table-cell table:number-columns-repeated="1007"/>
        </table:table-row>
        <table:table-row table:style-name="ro1">
          <table:table-cell/>
          <table:table-cell table:style-name="ce12" office:value-type="string" calcext:value-type="string">
            <text:p>Header Background</text:p>
          </table:table-cell>
          <table:table-cell table:style-name="ce9" office:value-type="float" office:value="236" calcext:value-type="float">
            <text:p>236</text:p>
          </table:table-cell>
          <table:table-cell table:style-name="ce9" office:value-type="float" office:value="237" calcext:value-type="float">
            <text:p>237</text:p>
          </table:table-cell>
          <table:table-cell table:style-name="ce9" office:value-type="float" office:value="225" calcext:value-type="float">
            <text:p>22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hbg</text:p>
          </table:table-cell>
          <table:table-cell table:style-name="ce9" table:content-validation-name="val3" office:value-type="string" calcext:value-type="string">
            <text:p>R</text:p>
          </table:table-cell>
          <table:table-cell table:style-name="ce9" table:content-validation-name="val4" office:value-type="string" calcext:value-type="string">
            <text:p>D</text:p>
          </table:table-cell>
          <table:table-cell table:style-name="ce9" table:formula="of:=COM.MICROSOFT.CONCAT([.G7];&quot;_&quot;;[.H7];&quot;_&quot;;[.I7])" office:value-type="string" office:string-value="hbg_R_D" calcext:value-type="string">
            <text:p>hbg_R_D</text:p>
          </table:table-cell>
          <table:table-cell table:style-name="ce9" table:formula="of:=COM.MICROSOFT.CONCAT(&quot;rgb(&quot;;[.C7];&quot;,&quot;;[.D7];&quot;,&quot;;[.E7];&quot;,&quot;;[.F7];&quot;)&quot;)" office:value-type="string" office:string-value="rgb(236,237,225,1)" calcext:value-type="string">
            <text:p>rgb(236,237,225,1)</text:p>
          </table:table-cell>
          <table:table-cell table:style-name="ce9" table:formula="of:=COM.MICROSOFT.CONCAT(&quot;const &quot;;[.J7];&quot; = '&quot;; [.K7]; &quot;'&quot; )" office:value-type="string" office:string-value="const hbg_R_D = 'rgb(236,237,225,1)'" calcext:value-type="string">
            <text:p>const hbg_R_D = 'rgb(236,237,225,1)'</text:p>
          </table:table-cell>
          <table:table-cell table:number-columns-repeated="3"/>
          <table:table-cell table:style-name="ce3" office:value-type="string" calcext:value-type="string">
            <text:p>bb</text:p>
          </table:table-cell>
          <table:table-cell table:style-name="ce3" office:value-type="string" calcext:value-type="string">
            <text:p>Body Background</text:p>
          </table:table-cell>
          <table:table-cell table:number-columns-repeated="1007"/>
        </table:table-row>
        <table:table-row table:style-name="ro1">
          <table:table-cell/>
          <table:table-cell table:style-name="ce12" office:value-type="string" calcext:value-type="string">
            <text:p>Body Background</text:p>
          </table:table-cell>
          <table:table-cell table:number-columns-repeated="3" table:style-name="ce9" office:value-type="float" office:value="255" calcext:value-type="float">
            <text:p>25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bb</text:p>
          </table:table-cell>
          <table:table-cell table:style-name="ce9" table:content-validation-name="val3" office:value-type="string" calcext:value-type="string">
            <text:p>L</text:p>
          </table:table-cell>
          <table:table-cell table:style-name="ce9" table:content-validation-name="val4" office:value-type="string" calcext:value-type="string">
            <text:p>D</text:p>
          </table:table-cell>
          <table:table-cell table:style-name="ce9" table:formula="of:=COM.MICROSOFT.CONCAT([.G8];&quot;_&quot;;[.H8];&quot;_&quot;;[.I8])" office:value-type="string" office:string-value="bb_L_D" calcext:value-type="string">
            <text:p>bb_L_D</text:p>
          </table:table-cell>
          <table:table-cell table:style-name="ce9" table:formula="of:=COM.MICROSOFT.CONCAT(&quot;rgb(&quot;;[.C8];&quot;,&quot;;[.D8];&quot;,&quot;;[.E8];&quot;,&quot;;[.F8];&quot;)&quot;)" office:value-type="string" office:string-value="rgb(255,255,255,1)" calcext:value-type="string">
            <text:p>rgb(255,255,255,1)</text:p>
          </table:table-cell>
          <table:table-cell table:style-name="ce9" table:formula="of:=COM.MICROSOFT.CONCAT(&quot;const &quot;;[.J8];&quot; = '&quot;; [.K8]; &quot;'&quot; )" office:value-type="string" office:string-value="const bb_L_D = 'rgb(255,255,255,1)'" calcext:value-type="string">
            <text:p>const bb_L_D = 'rgb(255,255,255,1)'</text:p>
          </table:table-cell>
          <table:table-cell table:number-columns-repeated="3"/>
          <table:table-cell table:style-name="ce3" office:value-type="string" calcext:value-type="string">
            <text:p>mb</text:p>
          </table:table-cell>
          <table:table-cell table:style-name="ce3" office:value-type="string" calcext:value-type="string">
            <text:p>MenuBackground</text:p>
          </table:table-cell>
          <table:table-cell table:number-columns-repeated="1007"/>
        </table:table-row>
        <table:table-row table:style-name="ro1">
          <table:table-cell/>
          <table:table-cell table:style-name="ce12" office:value-type="string" calcext:value-type="string">
            <text:p>Body Background</text:p>
          </table:table-cell>
          <table:table-cell table:number-columns-repeated="3" table:style-name="ce9" office:value-type="float" office:value="255" calcext:value-type="float">
            <text:p>25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bb</text:p>
          </table:table-cell>
          <table:table-cell table:style-name="ce9" table:content-validation-name="val3" office:value-type="string" calcext:value-type="string">
            <text:p>R</text:p>
          </table:table-cell>
          <table:table-cell table:style-name="ce9" table:content-validation-name="val4" office:value-type="string" calcext:value-type="string">
            <text:p>D</text:p>
          </table:table-cell>
          <table:table-cell table:style-name="ce9" table:formula="of:=COM.MICROSOFT.CONCAT([.G9];&quot;_&quot;;[.H9];&quot;_&quot;;[.I9])" office:value-type="string" office:string-value="bb_R_D" calcext:value-type="string">
            <text:p>bb_R_D</text:p>
          </table:table-cell>
          <table:table-cell table:style-name="ce9" table:formula="of:=COM.MICROSOFT.CONCAT(&quot;rgb(&quot;;[.C9];&quot;,&quot;;[.D9];&quot;,&quot;;[.E9];&quot;,&quot;;[.F9];&quot;)&quot;)" office:value-type="string" office:string-value="rgb(255,255,255,1)" calcext:value-type="string">
            <text:p>rgb(255,255,255,1)</text:p>
          </table:table-cell>
          <table:table-cell table:style-name="ce9" table:formula="of:=COM.MICROSOFT.CONCAT(&quot;const &quot;;[.J9];&quot; = '&quot;; [.K9]; &quot;'&quot; )" office:value-type="string" office:string-value="const bb_R_D = 'rgb(255,255,255,1)'" calcext:value-type="string">
            <text:p>const bb_R_D = 'rgb(255,255,255,1)'</text:p>
          </table:table-cell>
          <table:table-cell table:number-columns-repeated="3"/>
          <table:table-cell table:style-name="ce3" office:value-type="string" calcext:value-type="string">
            <text:p>mhl</text:p>
          </table:table-cell>
          <table:table-cell table:style-name="ce3" office:value-type="string" calcext:value-type="string">
            <text:p>MenuHighLight</text:p>
          </table:table-cell>
          <table:table-cell table:number-columns-repeated="1007"/>
        </table:table-row>
        <table:table-row table:style-name="ro1">
          <table:table-cell/>
          <table:table-cell table:style-name="ce12" office:value-type="string" calcext:value-type="string">
            <text:p>MenuBackground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235" calcext:value-type="float">
            <text:p>23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mb</text:p>
          </table:table-cell>
          <table:table-cell table:style-name="ce9" table:content-validation-name="val3" office:value-type="string" calcext:value-type="string">
            <text:p>L</text:p>
          </table:table-cell>
          <table:table-cell table:style-name="ce9" table:content-validation-name="val4" office:value-type="string" calcext:value-type="string">
            <text:p>D</text:p>
          </table:table-cell>
          <table:table-cell table:style-name="ce9" table:formula="of:=COM.MICROSOFT.CONCAT([.G10];&quot;_&quot;;[.H10];&quot;_&quot;;[.I10])" office:value-type="string" office:string-value="mb_L_D" calcext:value-type="string">
            <text:p>mb_L_D</text:p>
          </table:table-cell>
          <table:table-cell table:style-name="ce9" table:formula="of:=COM.MICROSOFT.CONCAT(&quot;rgb(&quot;;[.C10];&quot;,&quot;;[.D10];&quot;,&quot;;[.E10];&quot;,&quot;;[.F10];&quot;)&quot;)" office:value-type="string" office:string-value="rgb(246,247,235,1)" calcext:value-type="string">
            <text:p>rgb(246,247,235,1)</text:p>
          </table:table-cell>
          <table:table-cell table:style-name="ce9" table:formula="of:=COM.MICROSOFT.CONCAT(&quot;const &quot;;[.J10];&quot; = '&quot;; [.K10]; &quot;'&quot; )" office:value-type="string" office:string-value="const mb_L_D = 'rgb(246,247,235,1)'" calcext:value-type="string">
            <text:p>const mb_L_D = 'rgb(246,247,235,1)'</text:p>
          </table:table-cell>
          <table:table-cell table:number-columns-repeated="3"/>
          <table:table-cell table:style-name="ce3" office:value-type="string" calcext:value-type="string">
            <text:p>fcbb</text:p>
          </table:table-cell>
          <table:table-cell table:style-name="ce3" office:value-type="string" calcext:value-type="string">
            <text:p>FuncBoxBackground</text:p>
          </table:table-cell>
          <table:table-cell table:number-columns-repeated="1007"/>
        </table:table-row>
        <table:table-row table:style-name="ro1">
          <table:table-cell/>
          <table:table-cell table:style-name="ce12" office:value-type="string" calcext:value-type="string">
            <text:p>MenuBackground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235" calcext:value-type="float">
            <text:p>23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mb</text:p>
          </table:table-cell>
          <table:table-cell table:style-name="ce9" table:content-validation-name="val3" office:value-type="string" calcext:value-type="string">
            <text:p>R</text:p>
          </table:table-cell>
          <table:table-cell table:style-name="ce9" table:content-validation-name="val4" office:value-type="string" calcext:value-type="string">
            <text:p>D</text:p>
          </table:table-cell>
          <table:table-cell table:style-name="ce9" table:formula="of:=COM.MICROSOFT.CONCAT([.G11];&quot;_&quot;;[.H11];&quot;_&quot;;[.I11])" office:value-type="string" office:string-value="mb_R_D" calcext:value-type="string">
            <text:p>mb_R_D</text:p>
          </table:table-cell>
          <table:table-cell table:style-name="ce9" table:formula="of:=COM.MICROSOFT.CONCAT(&quot;rgb(&quot;;[.C11];&quot;,&quot;;[.D11];&quot;,&quot;;[.E11];&quot;,&quot;;[.F11];&quot;)&quot;)" office:value-type="string" office:string-value="rgb(246,247,235,1)" calcext:value-type="string">
            <text:p>rgb(246,247,235,1)</text:p>
          </table:table-cell>
          <table:table-cell table:style-name="ce9" table:formula="of:=COM.MICROSOFT.CONCAT(&quot;const &quot;;[.J11];&quot; = '&quot;; [.K11]; &quot;'&quot; )" office:value-type="string" office:string-value="const mb_R_D = 'rgb(246,247,235,1)'" calcext:value-type="string">
            <text:p>const mb_R_D = 'rgb(246,247,235,1)'</text:p>
          </table:table-cell>
          <table:table-cell table:number-columns-repeated="3"/>
          <table:table-cell table:style-name="ce3" office:value-type="string" calcext:value-type="string">
            <text:p>fcb</text:p>
          </table:table-cell>
          <table:table-cell table:style-name="ce3" office:value-type="string" calcext:value-type="string">
            <text:p>FuncButton</text:p>
          </table:table-cell>
          <table:table-cell table:number-columns-repeated="1007"/>
        </table:table-row>
        <table:table-row table:style-name="ro1">
          <table:table-cell/>
          <table:table-cell table:style-name="ce12" office:value-type="string" calcext:value-type="string">
            <text:p>MenuHighLight</text:p>
          </table:table-cell>
          <table:table-cell table:style-name="ce9" office:value-type="float" office:value="255" calcext:value-type="float">
            <text:p>255</text:p>
          </table:table-cell>
          <table:table-cell table:style-name="ce9" office:value-type="float" office:value="252" calcext:value-type="float">
            <text:p>252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mhl</text:p>
          </table:table-cell>
          <table:table-cell table:style-name="ce9" table:content-validation-name="val3" office:value-type="string" calcext:value-type="string">
            <text:p>L</text:p>
          </table:table-cell>
          <table:table-cell table:style-name="ce9" table:content-validation-name="val4" office:value-type="string" calcext:value-type="string">
            <text:p>D</text:p>
          </table:table-cell>
          <table:table-cell table:style-name="ce9" table:formula="of:=COM.MICROSOFT.CONCAT([.G12];&quot;_&quot;;[.H12];&quot;_&quot;;[.I12])" office:value-type="string" office:string-value="mhl_L_D" calcext:value-type="string">
            <text:p>mhl_L_D</text:p>
          </table:table-cell>
          <table:table-cell table:style-name="ce9" table:formula="of:=COM.MICROSOFT.CONCAT(&quot;rgb(&quot;;[.C12];&quot;,&quot;;[.D12];&quot;,&quot;;[.E12];&quot;,&quot;;[.F12];&quot;)&quot;)" office:value-type="string" office:string-value="rgb(255,252,49,1)" calcext:value-type="string">
            <text:p>rgb(255,252,49,1)</text:p>
          </table:table-cell>
          <table:table-cell table:style-name="ce9" table:formula="of:=COM.MICROSOFT.CONCAT(&quot;const &quot;;[.J12];&quot; = '&quot;; [.K12]; &quot;'&quot; )" office:value-type="string" office:string-value="const mhl_L_D = 'rgb(255,252,49,1)'" calcext:value-type="string">
            <text:p>const mhl_L_D = 'rgb(255,252,49,1)'</text:p>
          </table:table-cell>
          <table:table-cell table:number-columns-repeated="3"/>
          <table:table-cell table:style-name="ce3" office:value-type="string" calcext:value-type="string">
            <text:p>dsb</text:p>
          </table:table-cell>
          <table:table-cell table:style-name="ce3" office:value-type="string" calcext:value-type="string">
            <text:p>DownloadShareButton</text:p>
          </table:table-cell>
          <table:table-cell table:number-columns-repeated="1007"/>
        </table:table-row>
        <table:table-row table:style-name="ro1">
          <table:table-cell/>
          <table:table-cell table:style-name="ce12" office:value-type="string" calcext:value-type="string">
            <text:p>MenuHighLight</text:p>
          </table:table-cell>
          <table:table-cell table:style-name="ce9" office:value-type="float" office:value="242" calcext:value-type="float">
            <text:p>242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mhl</text:p>
          </table:table-cell>
          <table:table-cell table:style-name="ce9" table:content-validation-name="val3" office:value-type="string" calcext:value-type="string">
            <text:p>R</text:p>
          </table:table-cell>
          <table:table-cell table:style-name="ce9" table:content-validation-name="val4" office:value-type="string" calcext:value-type="string">
            <text:p>D</text:p>
          </table:table-cell>
          <table:table-cell table:style-name="ce9" table:formula="of:=COM.MICROSOFT.CONCAT([.G13];&quot;_&quot;;[.H13];&quot;_&quot;;[.I13])" office:value-type="string" office:string-value="mhl_R_D" calcext:value-type="string">
            <text:p>mhl_R_D</text:p>
          </table:table-cell>
          <table:table-cell table:style-name="ce9" table:formula="of:=COM.MICROSOFT.CONCAT(&quot;rgb(&quot;;[.C13];&quot;,&quot;;[.D13];&quot;,&quot;;[.E13];&quot;,&quot;;[.F13];&quot;)&quot;)" office:value-type="string" office:string-value="rgb(242,239,50,1)" calcext:value-type="string">
            <text:p>rgb(242,239,50,1)</text:p>
          </table:table-cell>
          <table:table-cell table:style-name="ce9" table:formula="of:=COM.MICROSOFT.CONCAT(&quot;const &quot;;[.J13];&quot; = '&quot;; [.K13]; &quot;'&quot; )" office:value-type="string" office:string-value="const mhl_R_D = 'rgb(242,239,50,1)'" calcext:value-type="string">
            <text:p>const mhl_R_D = 'rgb(242,239,50,1)'</text:p>
          </table:table-cell>
          <table:table-cell table:number-columns-repeated="3"/>
          <table:table-cell table:style-name="ce3" office:value-type="string" calcext:value-type="string">
            <text:p>fb</text:p>
          </table:table-cell>
          <table:table-cell table:style-name="ce3" office:value-type="string" calcext:value-type="string">
            <text:p>Footer Background</text:p>
          </table:table-cell>
          <table:table-cell table:number-columns-repeated="1007"/>
        </table:table-row>
        <table:table-row table:style-name="ro1">
          <table:table-cell/>
          <table:table-cell table:style-name="ce12" office:value-type="string" calcext:value-type="string">
            <text:p>FuncBoxBackground</text:p>
          </table:table-cell>
          <table:table-cell table:style-name="ce9" office:value-type="float" office:value="233" calcext:value-type="float">
            <text:p>233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fcbb</text:p>
          </table:table-cell>
          <table:table-cell table:style-name="ce9" table:content-validation-name="val3" office:value-type="string" calcext:value-type="string">
            <text:p>L</text:p>
          </table:table-cell>
          <table:table-cell table:style-name="ce9" table:content-validation-name="val4" office:value-type="string" calcext:value-type="string">
            <text:p>D</text:p>
          </table:table-cell>
          <table:table-cell table:style-name="ce9" table:formula="of:=COM.MICROSOFT.CONCAT([.G14];&quot;_&quot;;[.H14];&quot;_&quot;;[.I14])" office:value-type="string" office:string-value="fcbb_L_D" calcext:value-type="string">
            <text:p>fcbb_L_D</text:p>
          </table:table-cell>
          <table:table-cell table:style-name="ce9" table:formula="of:=COM.MICROSOFT.CONCAT(&quot;rgb(&quot;;[.C14];&quot;,&quot;;[.D14];&quot;,&quot;;[.E14];&quot;,&quot;;[.F14];&quot;)&quot;)" office:value-type="string" office:string-value="rgb(233,79,55,1)" calcext:value-type="string">
            <text:p>rgb(233,79,55,1)</text:p>
          </table:table-cell>
          <table:table-cell table:style-name="ce9" table:formula="of:=COM.MICROSOFT.CONCAT(&quot;const &quot;;[.J14];&quot; = '&quot;; [.K14]; &quot;'&quot; )" office:value-type="string" office:string-value="const fcbb_L_D = 'rgb(233,79,55,1)'" calcext:value-type="string">
            <text:p>const fcbb_L_D = 'rgb(233,79,55,1)'</text:p>
          </table:table-cell>
          <table:table-cell table:number-columns-repeated="3"/>
          <table:table-cell office:value-type="string" calcext:value-type="string">
            <text:p>ff</text:p>
          </table:table-cell>
          <table:table-cell office:value-type="string" calcext:value-type="string">
            <text:p>FooterFont</text:p>
          </table:table-cell>
          <table:table-cell table:number-columns-repeated="1007"/>
        </table:table-row>
        <table:table-row table:style-name="ro1">
          <table:table-cell/>
          <table:table-cell table:style-name="ce12" office:value-type="string" calcext:value-type="string">
            <text:p>FuncBoxBackground</text:p>
          </table:table-cell>
          <table:table-cell table:style-name="ce9" office:value-type="float" office:value="222" calcext:value-type="float">
            <text:p>222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fcbb</text:p>
          </table:table-cell>
          <table:table-cell table:style-name="ce9" table:content-validation-name="val3" office:value-type="string" calcext:value-type="string">
            <text:p>R</text:p>
          </table:table-cell>
          <table:table-cell table:style-name="ce9" table:content-validation-name="val4" office:value-type="string" calcext:value-type="string">
            <text:p>D</text:p>
          </table:table-cell>
          <table:table-cell table:style-name="ce9" table:formula="of:=COM.MICROSOFT.CONCAT([.G15];&quot;_&quot;;[.H15];&quot;_&quot;;[.I15])" office:value-type="string" office:string-value="fcbb_R_D" calcext:value-type="string">
            <text:p>fcbb_R_D</text:p>
          </table:table-cell>
          <table:table-cell table:style-name="ce9" table:formula="of:=COM.MICROSOFT.CONCAT(&quot;rgb(&quot;;[.C15];&quot;,&quot;;[.D15];&quot;,&quot;;[.E15];&quot;,&quot;;[.F15];&quot;)&quot;)" office:value-type="string" office:string-value="rgb(222,64,39,1)" calcext:value-type="string">
            <text:p>rgb(222,64,39,1)</text:p>
          </table:table-cell>
          <table:table-cell table:style-name="ce9" table:formula="of:=COM.MICROSOFT.CONCAT(&quot;const &quot;;[.J15];&quot; = '&quot;; [.K15]; &quot;'&quot; )" office:value-type="string" office:string-value="const fcbb_R_D = 'rgb(222,64,39,1)'" calcext:value-type="string">
            <text:p>const fcbb_R_D = 'rgb(222,64,39,1)'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FuncButton</text:p>
          </table:table-cell>
          <table:table-cell table:number-columns-repeated="3" table:style-name="ce9" office:value-type="float" office:value="217" calcext:value-type="float">
            <text:p>21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fcb</text:p>
          </table:table-cell>
          <table:table-cell table:style-name="ce9" table:content-validation-name="val3" office:value-type="string" calcext:value-type="string">
            <text:p>L</text:p>
          </table:table-cell>
          <table:table-cell table:style-name="ce9" table:content-validation-name="val4" office:value-type="string" calcext:value-type="string">
            <text:p>D</text:p>
          </table:table-cell>
          <table:table-cell table:style-name="ce9" table:formula="of:=COM.MICROSOFT.CONCAT([.G16];&quot;_&quot;;[.H16];&quot;_&quot;;[.I16])" office:value-type="string" office:string-value="fcb_L_D" calcext:value-type="string">
            <text:p>fcb_L_D</text:p>
          </table:table-cell>
          <table:table-cell table:style-name="ce9" table:formula="of:=COM.MICROSOFT.CONCAT(&quot;rgb(&quot;;[.C16];&quot;,&quot;;[.D16];&quot;,&quot;;[.E16];&quot;,&quot;;[.F16];&quot;)&quot;)" office:value-type="string" office:string-value="rgb(217,217,217,1)" calcext:value-type="string">
            <text:p>rgb(217,217,217,1)</text:p>
          </table:table-cell>
          <table:table-cell table:style-name="ce9" table:formula="of:=COM.MICROSOFT.CONCAT(&quot;const &quot;;[.J16];&quot; = '&quot;; [.K16]; &quot;'&quot; )" office:value-type="string" office:string-value="const fcb_L_D = 'rgb(217,217,217,1)'" calcext:value-type="string">
            <text:p>const fcb_L_D = 'rgb(217,217,217,1)'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FuncButton</text:p>
          </table:table-cell>
          <table:table-cell table:style-name="ce9" office:value-type="float" office:value="184" calcext:value-type="float">
            <text:p>184</text:p>
          </table:table-cell>
          <table:table-cell table:number-columns-repeated="2" table:style-name="ce9" office:value-type="float" office:value="182" calcext:value-type="float">
            <text:p>18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fcb</text:p>
          </table:table-cell>
          <table:table-cell table:style-name="ce9" table:content-validation-name="val3" office:value-type="string" calcext:value-type="string">
            <text:p>R</text:p>
          </table:table-cell>
          <table:table-cell table:style-name="ce9" table:content-validation-name="val4" office:value-type="string" calcext:value-type="string">
            <text:p>D</text:p>
          </table:table-cell>
          <table:table-cell table:style-name="ce9" table:formula="of:=COM.MICROSOFT.CONCAT([.G17];&quot;_&quot;;[.H17];&quot;_&quot;;[.I17])" office:value-type="string" office:string-value="fcb_R_D" calcext:value-type="string">
            <text:p>fcb_R_D</text:p>
          </table:table-cell>
          <table:table-cell table:style-name="ce9" table:formula="of:=COM.MICROSOFT.CONCAT(&quot;rgb(&quot;;[.C17];&quot;,&quot;;[.D17];&quot;,&quot;;[.E17];&quot;,&quot;;[.F17];&quot;)&quot;)" office:value-type="string" office:string-value="rgb(184,182,182,1)" calcext:value-type="string">
            <text:p>rgb(184,182,182,1)</text:p>
          </table:table-cell>
          <table:table-cell table:style-name="ce9" table:formula="of:=COM.MICROSOFT.CONCAT(&quot;const &quot;;[.J17];&quot; = '&quot;; [.K17]; &quot;'&quot; )" office:value-type="string" office:string-value="const fcb_R_D = 'rgb(184,182,182,1)'" calcext:value-type="string">
            <text:p>const fcb_R_D = 'rgb(184,182,182,1)'</text:p>
          </table:table-cell>
          <table:table-cell table:number-columns-repeated="3"/>
          <table:table-cell table:style-name="ce4" office:value-type="string" calcext:value-type="string">
            <text:p>GG</text:p>
          </table:table-cell>
          <table:table-cell table:style-name="ce4" office:value-type="string" calcext:value-type="string">
            <text:p>Description</text:p>
          </table:table-cell>
          <table:table-cell table:number-columns-repeated="1007"/>
        </table:table-row>
        <table:table-row table:style-name="ro1">
          <table:table-cell/>
          <table:table-cell table:style-name="ce12" office:value-type="string" calcext:value-type="string">
            <text:p>DownloadShareButton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dsb</text:p>
          </table:table-cell>
          <table:table-cell table:style-name="ce9" table:content-validation-name="val3" office:value-type="string" calcext:value-type="string">
            <text:p>L</text:p>
          </table:table-cell>
          <table:table-cell table:style-name="ce9" table:content-validation-name="val4" office:value-type="string" calcext:value-type="string">
            <text:p>D</text:p>
          </table:table-cell>
          <table:table-cell table:style-name="ce9" table:formula="of:=COM.MICROSOFT.CONCAT([.G18];&quot;_&quot;;[.H18];&quot;_&quot;;[.I18])" office:value-type="string" office:string-value="dsb_L_D" calcext:value-type="string">
            <text:p>dsb_L_D</text:p>
          </table:table-cell>
          <table:table-cell table:style-name="ce9" table:formula="of:=COM.MICROSOFT.CONCAT(&quot;rgb(&quot;;[.C18];&quot;,&quot;;[.D18];&quot;,&quot;;[.E18];&quot;,&quot;;[.F18];&quot;)&quot;)" office:value-type="string" office:string-value="rgb(92,65,93,1)" calcext:value-type="string">
            <text:p>rgb(92,65,93,1)</text:p>
          </table:table-cell>
          <table:table-cell table:style-name="ce9" table:formula="of:=COM.MICROSOFT.CONCAT(&quot;const &quot;;[.J18];&quot; = '&quot;; [.K18]; &quot;'&quot; )" office:value-type="string" office:string-value="const dsb_L_D = 'rgb(92,65,93,1)'" calcext:value-type="string">
            <text:p>const dsb_L_D = 'rgb(92,65,93,1)'</text:p>
          </table:table-cell>
          <table:table-cell table:number-columns-repeated="3"/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Right color of gradient</text:p>
          </table:table-cell>
          <table:table-cell table:number-columns-repeated="1007"/>
        </table:table-row>
        <table:table-row table:style-name="ro1">
          <table:table-cell/>
          <table:table-cell table:style-name="ce12" office:value-type="string" calcext:value-type="string">
            <text:p>DownloadShareButton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dsb</text:p>
          </table:table-cell>
          <table:table-cell table:style-name="ce9" table:content-validation-name="val3" office:value-type="string" calcext:value-type="string">
            <text:p>R</text:p>
          </table:table-cell>
          <table:table-cell table:style-name="ce9" table:content-validation-name="val4" office:value-type="string" calcext:value-type="string">
            <text:p>D</text:p>
          </table:table-cell>
          <table:table-cell table:style-name="ce9" table:formula="of:=COM.MICROSOFT.CONCAT([.G19];&quot;_&quot;;[.H19];&quot;_&quot;;[.I19])" office:value-type="string" office:string-value="dsb_R_D" calcext:value-type="string">
            <text:p>dsb_R_D</text:p>
          </table:table-cell>
          <table:table-cell table:style-name="ce9" table:formula="of:=COM.MICROSOFT.CONCAT(&quot;rgb(&quot;;[.C19];&quot;,&quot;;[.D19];&quot;,&quot;;[.E19];&quot;,&quot;;[.F19];&quot;)&quot;)" office:value-type="string" office:string-value="rgb(134,93,136,1)" calcext:value-type="string">
            <text:p>rgb(134,93,136,1)</text:p>
          </table:table-cell>
          <table:table-cell table:style-name="ce9" table:formula="of:=COM.MICROSOFT.CONCAT(&quot;const &quot;;[.J19];&quot; = '&quot;; [.K19]; &quot;'&quot; )" office:value-type="string" office:string-value="const dsb_R_D = 'rgb(134,93,136,1)'" calcext:value-type="string">
            <text:p>const dsb_R_D = 'rgb(134,93,136,1)'</text:p>
          </table:table-cell>
          <table:table-cell table:number-columns-repeated="3"/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Left color of gradient</text:p>
          </table:table-cell>
          <table:table-cell table:number-columns-repeated="1007"/>
        </table:table-row>
        <table:table-row table:style-name="ro1">
          <table:table-cell/>
          <table:table-cell table:style-name="ce12" office:value-type="string" calcext:value-type="string">
            <text:p>Footer Background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fb</text:p>
          </table:table-cell>
          <table:table-cell table:style-name="ce9" table:content-validation-name="val3" office:value-type="string" calcext:value-type="string">
            <text:p>L</text:p>
          </table:table-cell>
          <table:table-cell table:style-name="ce9" table:content-validation-name="val4" office:value-type="string" calcext:value-type="string">
            <text:p>D</text:p>
          </table:table-cell>
          <table:table-cell table:style-name="ce9" table:formula="of:=COM.MICROSOFT.CONCAT([.G20];&quot;_&quot;;[.H20];&quot;_&quot;;[.I20])" office:value-type="string" office:string-value="fb_L_D" calcext:value-type="string">
            <text:p>fb_L_D</text:p>
          </table:table-cell>
          <table:table-cell table:style-name="ce9" table:formula="of:=COM.MICROSOFT.CONCAT(&quot;rgb(&quot;;[.C20];&quot;,&quot;;[.D20];&quot;,&quot;;[.E20];&quot;,&quot;;[.F20];&quot;)&quot;)" office:value-type="string" office:string-value="rgb(57,62,65,1)" calcext:value-type="string">
            <text:p>rgb(57,62,65,1)</text:p>
          </table:table-cell>
          <table:table-cell table:style-name="ce9" table:formula="of:=COM.MICROSOFT.CONCAT(&quot;const &quot;;[.J20];&quot; = '&quot;; [.K20]; &quot;'&quot; )" office:value-type="string" office:string-value="const fb_L_D = 'rgb(57,62,65,1)'" calcext:value-type="string">
            <text:p>const fb_L_D = 'rgb(57,62,65,1)'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Footer Background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fb</text:p>
          </table:table-cell>
          <table:table-cell table:style-name="ce9" table:content-validation-name="val3" office:value-type="string" calcext:value-type="string">
            <text:p>R</text:p>
          </table:table-cell>
          <table:table-cell table:style-name="ce9" table:content-validation-name="val4" office:value-type="string" calcext:value-type="string">
            <text:p>D</text:p>
          </table:table-cell>
          <table:table-cell table:style-name="ce9" table:formula="of:=COM.MICROSOFT.CONCAT([.G21];&quot;_&quot;;[.H21];&quot;_&quot;;[.I21])" office:value-type="string" office:string-value="fb_R_D" calcext:value-type="string">
            <text:p>fb_R_D</text:p>
          </table:table-cell>
          <table:table-cell table:style-name="ce9" table:formula="of:=COM.MICROSOFT.CONCAT(&quot;rgb(&quot;;[.C21];&quot;,&quot;;[.D21];&quot;,&quot;;[.E21];&quot;,&quot;;[.F21];&quot;)&quot;)" office:value-type="string" office:string-value="rgb(104,114,120,1)" calcext:value-type="string">
            <text:p>rgb(104,114,120,1)</text:p>
          </table:table-cell>
          <table:table-cell table:style-name="ce9" table:formula="of:=COM.MICROSOFT.CONCAT(&quot;const &quot;;[.J21];&quot; = '&quot;; [.K21]; &quot;'&quot; )" office:value-type="string" office:string-value="const fb_R_D = 'rgb(104,114,120,1)'" calcext:value-type="string">
            <text:p>const fb_R_D = 'rgb(104,114,120,1)'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FooterFont</text:p>
          </table:table-cell>
          <table:table-cell table:number-columns-repeated="3" table:style-name="ce9" office:value-type="float" office:value="255" calcext:value-type="float">
            <text:p>25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ff</text:p>
          </table:table-cell>
          <table:table-cell table:style-name="ce9" table:content-validation-name="val3" office:value-type="string" calcext:value-type="string">
            <text:p>L</text:p>
          </table:table-cell>
          <table:table-cell table:style-name="ce9" table:content-validation-name="val4" office:value-type="string" calcext:value-type="string">
            <text:p>D</text:p>
          </table:table-cell>
          <table:table-cell table:style-name="ce9" table:formula="of:=COM.MICROSOFT.CONCAT([.G22];&quot;_&quot;;[.H22];&quot;_&quot;;[.I22])" office:value-type="string" office:string-value="ff_L_D" calcext:value-type="string">
            <text:p>ff_L_D</text:p>
          </table:table-cell>
          <table:table-cell table:style-name="ce9" table:formula="of:=COM.MICROSOFT.CONCAT(&quot;rgb(&quot;;[.C22];&quot;,&quot;;[.D22];&quot;,&quot;;[.E22];&quot;,&quot;;[.F22];&quot;)&quot;)" office:value-type="string" office:string-value="rgb(255,255,255,1)" calcext:value-type="string">
            <text:p>rgb(255,255,255,1)</text:p>
          </table:table-cell>
          <table:table-cell table:style-name="ce9" table:formula="of:=COM.MICROSOFT.CONCAT(&quot;const &quot;;[.J22];&quot; = '&quot;; [.K22]; &quot;'&quot; )" office:value-type="string" office:string-value="const ff_L_D = 'rgb(255,255,255,1)'" calcext:value-type="string">
            <text:p>const ff_L_D = 'rgb(255,255,255,1)'</text:p>
          </table:table-cell>
          <table:table-cell table:number-columns-repeated="3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Device</text:p>
          </table:table-cell>
          <table:table-cell table:number-columns-repeated="1007"/>
        </table:table-row>
        <table:table-row table:style-name="ro1">
          <table:table-cell/>
          <table:table-cell table:style-name="ce12" office:value-type="string" calcext:value-type="string">
            <text:p>FooterFont</text:p>
          </table:table-cell>
          <table:table-cell table:number-columns-repeated="3" table:style-name="ce9" office:value-type="float" office:value="255" calcext:value-type="float">
            <text:p>25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ff</text:p>
          </table:table-cell>
          <table:table-cell table:style-name="ce9" table:content-validation-name="val3" office:value-type="string" calcext:value-type="string">
            <text:p>R</text:p>
          </table:table-cell>
          <table:table-cell table:style-name="ce9" table:content-validation-name="val4" office:value-type="string" calcext:value-type="string">
            <text:p>D</text:p>
          </table:table-cell>
          <table:table-cell table:style-name="ce9" table:formula="of:=COM.MICROSOFT.CONCAT([.G23];&quot;_&quot;;[.H23];&quot;_&quot;;[.I23])" office:value-type="string" office:string-value="ff_R_D" calcext:value-type="string">
            <text:p>ff_R_D</text:p>
          </table:table-cell>
          <table:table-cell table:style-name="ce9" table:formula="of:=COM.MICROSOFT.CONCAT(&quot;rgb(&quot;;[.C23];&quot;,&quot;;[.D23];&quot;,&quot;;[.E23];&quot;,&quot;;[.F23];&quot;)&quot;)" office:value-type="string" office:string-value="rgb(255,255,255,1)" calcext:value-type="string">
            <text:p>rgb(255,255,255,1)</text:p>
          </table:table-cell>
          <table:table-cell table:style-name="ce9" table:formula="of:=COM.MICROSOFT.CONCAT(&quot;const &quot;;[.J23];&quot; = '&quot;; [.K23]; &quot;'&quot; )" office:value-type="string" office:string-value="const ff_R_D = 'rgb(255,255,255,1)'" calcext:value-type="string">
            <text:p>const ff_R_D = 'rgb(255,255,255,1)'</text:p>
          </table:table-cell>
          <table:table-cell table:number-columns-repeated="3"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Desktop</text:p>
          </table:table-cell>
          <table:table-cell table:number-columns-repeated="1007"/>
        </table:table-row>
        <table:table-row table:style-name="ro1">
          <table:table-cell/>
          <table:table-cell table:style-name="ce13"/>
          <table:table-cell table:style-name="ce9" table:number-columns-repeated="4"/>
          <table:table-cell table:style-name="ce9" table:content-validation-name="val1"/>
          <table:table-cell table:style-name="ce9" table:content-validation-name="val3"/>
          <table:table-cell table:style-name="ce9" table:content-validation-name="val4"/>
          <table:table-cell table:style-name="ce9" table:formula="of:=COM.MICROSOFT.CONCAT([.G24];&quot;_&quot;;[.H24];&quot;_&quot;;[.I24])" office:value-type="string" office:string-value="__" calcext:value-type="string">
            <text:p>__</text:p>
          </table:table-cell>
          <table:table-cell table:style-name="ce9" table:formula="of:=COM.MICROSOFT.CONCAT(&quot;rgb(&quot;;[.C24];&quot;,&quot;;[.D24];&quot;,&quot;;[.E24];&quot;,&quot;;[.F24];&quot;)&quot;)" office:value-type="string" office:string-value="rgb(,,,)" calcext:value-type="string">
            <text:p>rgb(,,,)</text:p>
          </table:table-cell>
          <table:table-cell table:style-name="ce9" table:formula="of:=COM.MICROSOFT.CONCAT(&quot;const &quot;;[.J24];&quot; = '&quot;; [.K24]; &quot;'&quot; )" office:value-type="string" office:string-value="const __ = 'rgb(,,,)'" calcext:value-type="string">
            <text:p>const __ = 'rgb(,,,)'</text:p>
          </table:table-cell>
          <table:table-cell table:number-columns-repeated="3"/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Mobile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1015"/>
        </table:table-row>
        <table:table-row table:style-name="ro1">
          <table:table-cell/>
          <table:table-cell table:style-name="ce22"/>
          <table:table-cell table:number-columns-repeated="4"/>
          <table:table-cell table:content-validation-name="val2"/>
          <table:table-cell table:content-validation-name="val3"/>
          <table:table-cell table:content-validation-name="val4"/>
          <table:table-cell table:number-columns-repeated="1015"/>
        </table:table-row>
        <table:table-row table:style-name="ro1">
          <table:table-cell/>
          <table:table-cell table:style-name="ce9"/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AAA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Var Name</text:p>
          </table:table-cell>
          <table:table-cell table:style-name="ce15" office:value-type="string" calcext:value-type="string">
            <text:p>Color</text:p>
          </table:table-cell>
          <table:table-cell table:style-name="ce15" office:value-type="string" calcext:value-type="string">
            <text:p>JS Code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Header Background</text:p>
          </table:table-cell>
          <table:table-cell table:number-columns-repeated="3" table:style-name="ce9" office:value-type="float" office:value="255" calcext:value-type="float">
            <text:p>25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hbg</text:p>
          </table:table-cell>
          <table:table-cell table:style-name="ce9" table:content-validation-name="val3" office:value-type="string" calcext:value-type="string">
            <text:p>L</text:p>
          </table:table-cell>
          <table:table-cell table:style-name="ce9" table:content-validation-name="val4" office:value-type="string" calcext:value-type="string">
            <text:p>M</text:p>
          </table:table-cell>
          <table:table-cell table:style-name="ce9" table:formula="of:=COM.MICROSOFT.CONCAT([.G28];&quot;_&quot;;[.H28];&quot;_&quot;;[.I28])" office:value-type="string" office:string-value="hbg_L_M" calcext:value-type="string">
            <text:p>hbg_L_M</text:p>
          </table:table-cell>
          <table:table-cell table:style-name="ce9" table:formula="of:=COM.MICROSOFT.CONCAT(&quot;rgb(&quot;;[.C28];&quot;,&quot;;[.D28];&quot;,&quot;;[.E28];&quot;,&quot;;[.F28];&quot;)&quot;)" office:value-type="string" office:string-value="rgb(255,255,255,1)" calcext:value-type="string">
            <text:p>rgb(255,255,255,1)</text:p>
          </table:table-cell>
          <table:table-cell table:style-name="ce9" table:formula="of:=COM.MICROSOFT.CONCAT(&quot;const &quot;;[.J28];&quot; = '&quot;; [.K28]; &quot;'&quot; )" office:value-type="string" office:string-value="const hbg_L_M = 'rgb(255,255,255,1)'" calcext:value-type="string">
            <text:p>const hbg_L_M = 'rgb(255,255,255,1)'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Header Background</text:p>
          </table:table-cell>
          <table:table-cell table:number-columns-repeated="3" table:style-name="ce9" office:value-type="float" office:value="255" calcext:value-type="float">
            <text:p>25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hbg</text:p>
          </table:table-cell>
          <table:table-cell table:style-name="ce9" table:content-validation-name="val3" office:value-type="string" calcext:value-type="string">
            <text:p>R</text:p>
          </table:table-cell>
          <table:table-cell table:style-name="ce9" table:content-validation-name="val4" office:value-type="string" calcext:value-type="string">
            <text:p>M</text:p>
          </table:table-cell>
          <table:table-cell table:style-name="ce9" table:formula="of:=COM.MICROSOFT.CONCAT([.G29];&quot;_&quot;;[.H29];&quot;_&quot;;[.I29])" office:value-type="string" office:string-value="hbg_R_M" calcext:value-type="string">
            <text:p>hbg_R_M</text:p>
          </table:table-cell>
          <table:table-cell table:style-name="ce9" table:formula="of:=COM.MICROSOFT.CONCAT(&quot;rgb(&quot;;[.C29];&quot;,&quot;;[.D29];&quot;,&quot;;[.E29];&quot;,&quot;;[.F29];&quot;)&quot;)" office:value-type="string" office:string-value="rgb(255,255,255,1)" calcext:value-type="string">
            <text:p>rgb(255,255,255,1)</text:p>
          </table:table-cell>
          <table:table-cell table:style-name="ce9" table:formula="of:=COM.MICROSOFT.CONCAT(&quot;const &quot;;[.J29];&quot; = '&quot;; [.K29]; &quot;'&quot; )" office:value-type="string" office:string-value="const hbg_R_M = 'rgb(255,255,255,1)'" calcext:value-type="string">
            <text:p>const hbg_R_M = 'rgb(255,255,255,1)'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Body Background</text:p>
          </table:table-cell>
          <table:table-cell table:number-columns-repeated="3" table:style-name="ce9" office:value-type="float" office:value="255" calcext:value-type="float">
            <text:p>25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bb</text:p>
          </table:table-cell>
          <table:table-cell table:style-name="ce9" table:content-validation-name="val3" office:value-type="string" calcext:value-type="string">
            <text:p>L</text:p>
          </table:table-cell>
          <table:table-cell table:style-name="ce9" table:content-validation-name="val4" office:value-type="string" calcext:value-type="string">
            <text:p>M</text:p>
          </table:table-cell>
          <table:table-cell table:style-name="ce9" table:formula="of:=COM.MICROSOFT.CONCAT([.G30];&quot;_&quot;;[.H30];&quot;_&quot;;[.I30])" office:value-type="string" office:string-value="bb_L_M" calcext:value-type="string">
            <text:p>bb_L_M</text:p>
          </table:table-cell>
          <table:table-cell table:style-name="ce9" table:formula="of:=COM.MICROSOFT.CONCAT(&quot;rgb(&quot;;[.C30];&quot;,&quot;;[.D30];&quot;,&quot;;[.E30];&quot;,&quot;;[.F30];&quot;)&quot;)" office:value-type="string" office:string-value="rgb(255,255,255,1)" calcext:value-type="string">
            <text:p>rgb(255,255,255,1)</text:p>
          </table:table-cell>
          <table:table-cell table:style-name="ce9" table:formula="of:=COM.MICROSOFT.CONCAT(&quot;const &quot;;[.J30];&quot; = '&quot;; [.K30]; &quot;'&quot; )" office:value-type="string" office:string-value="const bb_L_M = 'rgb(255,255,255,1)'" calcext:value-type="string">
            <text:p>const bb_L_M = 'rgb(255,255,255,1)'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Body Background</text:p>
          </table:table-cell>
          <table:table-cell table:number-columns-repeated="3" table:style-name="ce9" office:value-type="float" office:value="255" calcext:value-type="float">
            <text:p>25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bb</text:p>
          </table:table-cell>
          <table:table-cell table:style-name="ce9" table:content-validation-name="val3" office:value-type="string" calcext:value-type="string">
            <text:p>R</text:p>
          </table:table-cell>
          <table:table-cell table:style-name="ce9" table:content-validation-name="val4" office:value-type="string" calcext:value-type="string">
            <text:p>M</text:p>
          </table:table-cell>
          <table:table-cell table:style-name="ce9" table:formula="of:=COM.MICROSOFT.CONCAT([.G31];&quot;_&quot;;[.H31];&quot;_&quot;;[.I31])" office:value-type="string" office:string-value="bb_R_M" calcext:value-type="string">
            <text:p>bb_R_M</text:p>
          </table:table-cell>
          <table:table-cell table:style-name="ce9" table:formula="of:=COM.MICROSOFT.CONCAT(&quot;rgb(&quot;;[.C31];&quot;,&quot;;[.D31];&quot;,&quot;;[.E31];&quot;,&quot;;[.F31];&quot;)&quot;)" office:value-type="string" office:string-value="rgb(255,255,255,1)" calcext:value-type="string">
            <text:p>rgb(255,255,255,1)</text:p>
          </table:table-cell>
          <table:table-cell table:style-name="ce9" table:formula="of:=COM.MICROSOFT.CONCAT(&quot;const &quot;;[.J31];&quot; = '&quot;; [.K31]; &quot;'&quot; )" office:value-type="string" office:string-value="const bb_R_M = 'rgb(255,255,255,1)'" calcext:value-type="string">
            <text:p>const bb_R_M = 'rgb(255,255,255,1)'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MenuBackground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mb</text:p>
          </table:table-cell>
          <table:table-cell table:style-name="ce9" table:content-validation-name="val3" office:value-type="string" calcext:value-type="string">
            <text:p>L</text:p>
          </table:table-cell>
          <table:table-cell table:style-name="ce9" table:content-validation-name="val4" office:value-type="string" calcext:value-type="string">
            <text:p>M</text:p>
          </table:table-cell>
          <table:table-cell table:style-name="ce9" table:formula="of:=COM.MICROSOFT.CONCAT([.G32];&quot;_&quot;;[.H32];&quot;_&quot;;[.I32])" office:value-type="string" office:string-value="mb_L_M" calcext:value-type="string">
            <text:p>mb_L_M</text:p>
          </table:table-cell>
          <table:table-cell table:style-name="ce9" table:formula="of:=COM.MICROSOFT.CONCAT(&quot;rgb(&quot;;[.C32];&quot;,&quot;;[.D32];&quot;,&quot;;[.E32];&quot;,&quot;;[.F32];&quot;)&quot;)" office:value-type="string" office:string-value="rgb(57,62,65,1)" calcext:value-type="string">
            <text:p>rgb(57,62,65,1)</text:p>
          </table:table-cell>
          <table:table-cell table:style-name="ce9" table:formula="of:=COM.MICROSOFT.CONCAT(&quot;const &quot;;[.J32];&quot; = '&quot;; [.K32]; &quot;'&quot; )" office:value-type="string" office:string-value="const mb_L_M = 'rgb(57,62,65,1)'" calcext:value-type="string">
            <text:p>const mb_L_M = 'rgb(57,62,65,1)'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MenuBackground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mb</text:p>
          </table:table-cell>
          <table:table-cell table:style-name="ce9" table:content-validation-name="val3" office:value-type="string" calcext:value-type="string">
            <text:p>R</text:p>
          </table:table-cell>
          <table:table-cell table:style-name="ce9" table:content-validation-name="val4" office:value-type="string" calcext:value-type="string">
            <text:p>M</text:p>
          </table:table-cell>
          <table:table-cell table:style-name="ce9" table:formula="of:=COM.MICROSOFT.CONCAT([.G33];&quot;_&quot;;[.H33];&quot;_&quot;;[.I33])" office:value-type="string" office:string-value="mb_R_M" calcext:value-type="string">
            <text:p>mb_R_M</text:p>
          </table:table-cell>
          <table:table-cell table:style-name="ce9" table:formula="of:=COM.MICROSOFT.CONCAT(&quot;rgb(&quot;;[.C33];&quot;,&quot;;[.D33];&quot;,&quot;;[.E33];&quot;,&quot;;[.F33];&quot;)&quot;)" office:value-type="string" office:string-value="rgb(83,92,98,1)" calcext:value-type="string">
            <text:p>rgb(83,92,98,1)</text:p>
          </table:table-cell>
          <table:table-cell table:style-name="ce9" table:formula="of:=COM.MICROSOFT.CONCAT(&quot;const &quot;;[.J33];&quot; = '&quot;; [.K33]; &quot;'&quot; )" office:value-type="string" office:string-value="const mb_R_M = 'rgb(83,92,98,1)'" calcext:value-type="string">
            <text:p>const mb_R_M = 'rgb(83,92,98,1)'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MenuHighLight</text:p>
          </table:table-cell>
          <table:table-cell table:style-name="ce9" office:value-type="float" office:value="255" calcext:value-type="float">
            <text:p>255</text:p>
          </table:table-cell>
          <table:table-cell table:style-name="ce9" office:value-type="float" office:value="252" calcext:value-type="float">
            <text:p>252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mhl</text:p>
          </table:table-cell>
          <table:table-cell table:style-name="ce9" table:content-validation-name="val3" office:value-type="string" calcext:value-type="string">
            <text:p>L</text:p>
          </table:table-cell>
          <table:table-cell table:style-name="ce9" table:content-validation-name="val4" office:value-type="string" calcext:value-type="string">
            <text:p>M</text:p>
          </table:table-cell>
          <table:table-cell table:style-name="ce9" table:formula="of:=COM.MICROSOFT.CONCAT([.G34];&quot;_&quot;;[.H34];&quot;_&quot;;[.I34])" office:value-type="string" office:string-value="mhl_L_M" calcext:value-type="string">
            <text:p>mhl_L_M</text:p>
          </table:table-cell>
          <table:table-cell table:style-name="ce9" table:formula="of:=COM.MICROSOFT.CONCAT(&quot;rgb(&quot;;[.C34];&quot;,&quot;;[.D34];&quot;,&quot;;[.E34];&quot;,&quot;;[.F34];&quot;)&quot;)" office:value-type="string" office:string-value="rgb(255,252,49,1)" calcext:value-type="string">
            <text:p>rgb(255,252,49,1)</text:p>
          </table:table-cell>
          <table:table-cell table:style-name="ce9" table:formula="of:=COM.MICROSOFT.CONCAT(&quot;const &quot;;[.J34];&quot; = '&quot;; [.K34]; &quot;'&quot; )" office:value-type="string" office:string-value="const mhl_L_M = 'rgb(255,252,49,1)'" calcext:value-type="string">
            <text:p>const mhl_L_M = 'rgb(255,252,49,1)'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MenuHighLight</text:p>
          </table:table-cell>
          <table:table-cell table:style-name="ce9" office:value-type="float" office:value="242" calcext:value-type="float">
            <text:p>242</text:p>
          </table:table-cell>
          <table:table-cell table:style-name="ce9" office:value-type="float" office:value="239" calcext:value-type="float">
            <text:p>239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mhl</text:p>
          </table:table-cell>
          <table:table-cell table:style-name="ce9" table:content-validation-name="val3" office:value-type="string" calcext:value-type="string">
            <text:p>R</text:p>
          </table:table-cell>
          <table:table-cell table:style-name="ce9" table:content-validation-name="val4" office:value-type="string" calcext:value-type="string">
            <text:p>M</text:p>
          </table:table-cell>
          <table:table-cell table:style-name="ce9" table:formula="of:=COM.MICROSOFT.CONCAT([.G35];&quot;_&quot;;[.H35];&quot;_&quot;;[.I35])" office:value-type="string" office:string-value="mhl_R_M" calcext:value-type="string">
            <text:p>mhl_R_M</text:p>
          </table:table-cell>
          <table:table-cell table:style-name="ce9" table:formula="of:=COM.MICROSOFT.CONCAT(&quot;rgb(&quot;;[.C35];&quot;,&quot;;[.D35];&quot;,&quot;;[.E35];&quot;,&quot;;[.F35];&quot;)&quot;)" office:value-type="string" office:string-value="rgb(242,239,50,1)" calcext:value-type="string">
            <text:p>rgb(242,239,50,1)</text:p>
          </table:table-cell>
          <table:table-cell table:style-name="ce9" table:formula="of:=COM.MICROSOFT.CONCAT(&quot;const &quot;;[.J35];&quot; = '&quot;; [.K35]; &quot;'&quot; )" office:value-type="string" office:string-value="const mhl_R_M = 'rgb(242,239,50,1)'" calcext:value-type="string">
            <text:p>const mhl_R_M = 'rgb(242,239,50,1)'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FuncBoxBackground</text:p>
          </table:table-cell>
          <table:table-cell table:style-name="ce9" office:value-type="float" office:value="233" calcext:value-type="float">
            <text:p>233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fcbb</text:p>
          </table:table-cell>
          <table:table-cell table:style-name="ce9" table:content-validation-name="val3" office:value-type="string" calcext:value-type="string">
            <text:p>L</text:p>
          </table:table-cell>
          <table:table-cell table:style-name="ce9" table:content-validation-name="val4" office:value-type="string" calcext:value-type="string">
            <text:p>M</text:p>
          </table:table-cell>
          <table:table-cell table:style-name="ce9" table:formula="of:=COM.MICROSOFT.CONCAT([.G36];&quot;_&quot;;[.H36];&quot;_&quot;;[.I36])" office:value-type="string" office:string-value="fcbb_L_M" calcext:value-type="string">
            <text:p>fcbb_L_M</text:p>
          </table:table-cell>
          <table:table-cell table:style-name="ce9" table:formula="of:=COM.MICROSOFT.CONCAT(&quot;rgb(&quot;;[.C36];&quot;,&quot;;[.D36];&quot;,&quot;;[.E36];&quot;,&quot;;[.F36];&quot;)&quot;)" office:value-type="string" office:string-value="rgb(233,79,55,1)" calcext:value-type="string">
            <text:p>rgb(233,79,55,1)</text:p>
          </table:table-cell>
          <table:table-cell table:style-name="ce9" table:formula="of:=COM.MICROSOFT.CONCAT(&quot;const &quot;;[.J36];&quot; = '&quot;; [.K36]; &quot;'&quot; )" office:value-type="string" office:string-value="const fcbb_L_M = 'rgb(233,79,55,1)'" calcext:value-type="string">
            <text:p>const fcbb_L_M = 'rgb(233,79,55,1)'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FuncBoxBackground</text:p>
          </table:table-cell>
          <table:table-cell table:style-name="ce9" office:value-type="float" office:value="222" calcext:value-type="float">
            <text:p>222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fcbb</text:p>
          </table:table-cell>
          <table:table-cell table:style-name="ce9" table:content-validation-name="val3" office:value-type="string" calcext:value-type="string">
            <text:p>R</text:p>
          </table:table-cell>
          <table:table-cell table:style-name="ce9" table:content-validation-name="val4" office:value-type="string" calcext:value-type="string">
            <text:p>M</text:p>
          </table:table-cell>
          <table:table-cell table:style-name="ce9" table:formula="of:=COM.MICROSOFT.CONCAT([.G37];&quot;_&quot;;[.H37];&quot;_&quot;;[.I37])" office:value-type="string" office:string-value="fcbb_R_M" calcext:value-type="string">
            <text:p>fcbb_R_M</text:p>
          </table:table-cell>
          <table:table-cell table:style-name="ce9" table:formula="of:=COM.MICROSOFT.CONCAT(&quot;rgb(&quot;;[.C37];&quot;,&quot;;[.D37];&quot;,&quot;;[.E37];&quot;,&quot;;[.F37];&quot;)&quot;)" office:value-type="string" office:string-value="rgb(222,64,39,1)" calcext:value-type="string">
            <text:p>rgb(222,64,39,1)</text:p>
          </table:table-cell>
          <table:table-cell table:style-name="ce9" table:formula="of:=COM.MICROSOFT.CONCAT(&quot;const &quot;;[.J37];&quot; = '&quot;; [.K37]; &quot;'&quot; )" office:value-type="string" office:string-value="const fcbb_R_M = 'rgb(222,64,39,1)'" calcext:value-type="string">
            <text:p>const fcbb_R_M = 'rgb(222,64,39,1)'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FuncButton</text:p>
          </table:table-cell>
          <table:table-cell table:number-columns-repeated="3" table:style-name="ce9" office:value-type="float" office:value="217" calcext:value-type="float">
            <text:p>21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fcb</text:p>
          </table:table-cell>
          <table:table-cell table:style-name="ce9" table:content-validation-name="val3" office:value-type="string" calcext:value-type="string">
            <text:p>L</text:p>
          </table:table-cell>
          <table:table-cell table:style-name="ce9" table:content-validation-name="val4" office:value-type="string" calcext:value-type="string">
            <text:p>M</text:p>
          </table:table-cell>
          <table:table-cell table:style-name="ce9" table:formula="of:=COM.MICROSOFT.CONCAT([.G38];&quot;_&quot;;[.H38];&quot;_&quot;;[.I38])" office:value-type="string" office:string-value="fcb_L_M" calcext:value-type="string">
            <text:p>fcb_L_M</text:p>
          </table:table-cell>
          <table:table-cell table:style-name="ce9" table:formula="of:=COM.MICROSOFT.CONCAT(&quot;rgb(&quot;;[.C38];&quot;,&quot;;[.D38];&quot;,&quot;;[.E38];&quot;,&quot;;[.F38];&quot;)&quot;)" office:value-type="string" office:string-value="rgb(217,217,217,1)" calcext:value-type="string">
            <text:p>rgb(217,217,217,1)</text:p>
          </table:table-cell>
          <table:table-cell table:style-name="ce9" table:formula="of:=COM.MICROSOFT.CONCAT(&quot;const &quot;;[.J38];&quot; = '&quot;; [.K38]; &quot;'&quot; )" office:value-type="string" office:string-value="const fcb_L_M = 'rgb(217,217,217,1)'" calcext:value-type="string">
            <text:p>const fcb_L_M = 'rgb(217,217,217,1)'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FuncButton</text:p>
          </table:table-cell>
          <table:table-cell table:style-name="ce9" office:value-type="float" office:value="184" calcext:value-type="float">
            <text:p>184</text:p>
          </table:table-cell>
          <table:table-cell table:number-columns-repeated="2" table:style-name="ce9" office:value-type="float" office:value="182" calcext:value-type="float">
            <text:p>18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fcb</text:p>
          </table:table-cell>
          <table:table-cell table:style-name="ce9" table:content-validation-name="val3" office:value-type="string" calcext:value-type="string">
            <text:p>R</text:p>
          </table:table-cell>
          <table:table-cell table:style-name="ce9" table:content-validation-name="val4" office:value-type="string" calcext:value-type="string">
            <text:p>M</text:p>
          </table:table-cell>
          <table:table-cell table:style-name="ce9" table:formula="of:=COM.MICROSOFT.CONCAT([.G39];&quot;_&quot;;[.H39];&quot;_&quot;;[.I39])" office:value-type="string" office:string-value="fcb_R_M" calcext:value-type="string">
            <text:p>fcb_R_M</text:p>
          </table:table-cell>
          <table:table-cell table:style-name="ce9" table:formula="of:=COM.MICROSOFT.CONCAT(&quot;rgb(&quot;;[.C39];&quot;,&quot;;[.D39];&quot;,&quot;;[.E39];&quot;,&quot;;[.F39];&quot;)&quot;)" office:value-type="string" office:string-value="rgb(184,182,182,1)" calcext:value-type="string">
            <text:p>rgb(184,182,182,1)</text:p>
          </table:table-cell>
          <table:table-cell table:style-name="ce9" table:formula="of:=COM.MICROSOFT.CONCAT(&quot;const &quot;;[.J39];&quot; = '&quot;; [.K39]; &quot;'&quot; )" office:value-type="string" office:string-value="const fcb_R_M = 'rgb(184,182,182,1)'" calcext:value-type="string">
            <text:p>const fcb_R_M = 'rgb(184,182,182,1)'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DownloadShareButton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dsb</text:p>
          </table:table-cell>
          <table:table-cell table:style-name="ce9" table:content-validation-name="val3" office:value-type="string" calcext:value-type="string">
            <text:p>L</text:p>
          </table:table-cell>
          <table:table-cell table:style-name="ce9" table:content-validation-name="val4" office:value-type="string" calcext:value-type="string">
            <text:p>M</text:p>
          </table:table-cell>
          <table:table-cell table:style-name="ce9" table:formula="of:=COM.MICROSOFT.CONCAT([.G40];&quot;_&quot;;[.H40];&quot;_&quot;;[.I40])" office:value-type="string" office:string-value="dsb_L_M" calcext:value-type="string">
            <text:p>dsb_L_M</text:p>
          </table:table-cell>
          <table:table-cell table:style-name="ce9" table:formula="of:=COM.MICROSOFT.CONCAT(&quot;rgb(&quot;;[.C40];&quot;,&quot;;[.D40];&quot;,&quot;;[.E40];&quot;,&quot;;[.F40];&quot;)&quot;)" office:value-type="string" office:string-value="rgb(92,65,93,1)" calcext:value-type="string">
            <text:p>rgb(92,65,93,1)</text:p>
          </table:table-cell>
          <table:table-cell table:style-name="ce9" table:formula="of:=COM.MICROSOFT.CONCAT(&quot;const &quot;;[.J40];&quot; = '&quot;; [.K40]; &quot;'&quot; )" office:value-type="string" office:string-value="const dsb_L_M = 'rgb(92,65,93,1)'" calcext:value-type="string">
            <text:p>const dsb_L_M = 'rgb(92,65,93,1)'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DownloadShareButton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dsb</text:p>
          </table:table-cell>
          <table:table-cell table:style-name="ce9" table:content-validation-name="val3" office:value-type="string" calcext:value-type="string">
            <text:p>R</text:p>
          </table:table-cell>
          <table:table-cell table:style-name="ce9" table:content-validation-name="val4" office:value-type="string" calcext:value-type="string">
            <text:p>M</text:p>
          </table:table-cell>
          <table:table-cell table:style-name="ce9" table:formula="of:=COM.MICROSOFT.CONCAT([.G41];&quot;_&quot;;[.H41];&quot;_&quot;;[.I41])" office:value-type="string" office:string-value="dsb_R_M" calcext:value-type="string">
            <text:p>dsb_R_M</text:p>
          </table:table-cell>
          <table:table-cell table:style-name="ce9" table:formula="of:=COM.MICROSOFT.CONCAT(&quot;rgb(&quot;;[.C41];&quot;,&quot;;[.D41];&quot;,&quot;;[.E41];&quot;,&quot;;[.F41];&quot;)&quot;)" office:value-type="string" office:string-value="rgb(134,93,136,1)" calcext:value-type="string">
            <text:p>rgb(134,93,136,1)</text:p>
          </table:table-cell>
          <table:table-cell table:style-name="ce9" table:formula="of:=COM.MICROSOFT.CONCAT(&quot;const &quot;;[.J41];&quot; = '&quot;; [.K41]; &quot;'&quot; )" office:value-type="string" office:string-value="const dsb_R_M = 'rgb(134,93,136,1)'" calcext:value-type="string">
            <text:p>const dsb_R_M = 'rgb(134,93,136,1)'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Footer Background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fb</text:p>
          </table:table-cell>
          <table:table-cell table:style-name="ce9" table:content-validation-name="val3" office:value-type="string" calcext:value-type="string">
            <text:p>L</text:p>
          </table:table-cell>
          <table:table-cell table:style-name="ce9" table:content-validation-name="val4" office:value-type="string" calcext:value-type="string">
            <text:p>M</text:p>
          </table:table-cell>
          <table:table-cell table:style-name="ce9" table:formula="of:=COM.MICROSOFT.CONCAT([.G42];&quot;_&quot;;[.H42];&quot;_&quot;;[.I42])" office:value-type="string" office:string-value="fb_L_M" calcext:value-type="string">
            <text:p>fb_L_M</text:p>
          </table:table-cell>
          <table:table-cell table:style-name="ce9" table:formula="of:=COM.MICROSOFT.CONCAT(&quot;rgb(&quot;;[.C42];&quot;,&quot;;[.D42];&quot;,&quot;;[.E42];&quot;,&quot;;[.F42];&quot;)&quot;)" office:value-type="string" office:string-value="rgb(57,62,65,1)" calcext:value-type="string">
            <text:p>rgb(57,62,65,1)</text:p>
          </table:table-cell>
          <table:table-cell table:style-name="ce9" table:formula="of:=COM.MICROSOFT.CONCAT(&quot;const &quot;;[.J42];&quot; = '&quot;; [.K42]; &quot;'&quot; )" office:value-type="string" office:string-value="const fb_L_M = 'rgb(57,62,65,1)'" calcext:value-type="string">
            <text:p>const fb_L_M = 'rgb(57,62,65,1)'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Footer Background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fb</text:p>
          </table:table-cell>
          <table:table-cell table:style-name="ce9" table:content-validation-name="val3" office:value-type="string" calcext:value-type="string">
            <text:p>R</text:p>
          </table:table-cell>
          <table:table-cell table:style-name="ce9" table:content-validation-name="val4" office:value-type="string" calcext:value-type="string">
            <text:p>M</text:p>
          </table:table-cell>
          <table:table-cell table:style-name="ce9" table:formula="of:=COM.MICROSOFT.CONCAT([.G43];&quot;_&quot;;[.H43];&quot;_&quot;;[.I43])" office:value-type="string" office:string-value="fb_R_M" calcext:value-type="string">
            <text:p>fb_R_M</text:p>
          </table:table-cell>
          <table:table-cell table:style-name="ce9" table:formula="of:=COM.MICROSOFT.CONCAT(&quot;rgb(&quot;;[.C43];&quot;,&quot;;[.D43];&quot;,&quot;;[.E43];&quot;,&quot;;[.F43];&quot;)&quot;)" office:value-type="string" office:string-value="rgb(104,114,120,1)" calcext:value-type="string">
            <text:p>rgb(104,114,120,1)</text:p>
          </table:table-cell>
          <table:table-cell table:style-name="ce9" table:formula="of:=COM.MICROSOFT.CONCAT(&quot;const &quot;;[.J43];&quot; = '&quot;; [.K43]; &quot;'&quot; )" office:value-type="string" office:string-value="const fb_R_M = 'rgb(104,114,120,1)'" calcext:value-type="string">
            <text:p>const fb_R_M = 'rgb(104,114,120,1)'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FooterFont</text:p>
          </table:table-cell>
          <table:table-cell table:number-columns-repeated="3" table:style-name="ce9" office:value-type="float" office:value="255" calcext:value-type="float">
            <text:p>25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ff</text:p>
          </table:table-cell>
          <table:table-cell table:style-name="ce9" table:content-validation-name="val3" office:value-type="string" calcext:value-type="string">
            <text:p>L</text:p>
          </table:table-cell>
          <table:table-cell table:style-name="ce9" table:content-validation-name="val4" office:value-type="string" calcext:value-type="string">
            <text:p>M</text:p>
          </table:table-cell>
          <table:table-cell table:style-name="ce9" table:formula="of:=COM.MICROSOFT.CONCAT([.G44];&quot;_&quot;;[.H44];&quot;_&quot;;[.I44])" office:value-type="string" office:string-value="ff_L_M" calcext:value-type="string">
            <text:p>ff_L_M</text:p>
          </table:table-cell>
          <table:table-cell table:style-name="ce9" table:formula="of:=COM.MICROSOFT.CONCAT(&quot;rgb(&quot;;[.C44];&quot;,&quot;;[.D44];&quot;,&quot;;[.E44];&quot;,&quot;;[.F44];&quot;)&quot;)" office:value-type="string" office:string-value="rgb(255,255,255,1)" calcext:value-type="string">
            <text:p>rgb(255,255,255,1)</text:p>
          </table:table-cell>
          <table:table-cell table:style-name="ce9" table:formula="of:=COM.MICROSOFT.CONCAT(&quot;const &quot;;[.J44];&quot; = '&quot;; [.K44]; &quot;'&quot; )" office:value-type="string" office:string-value="const ff_L_M = 'rgb(255,255,255,1)'" calcext:value-type="string">
            <text:p>const ff_L_M = 'rgb(255,255,255,1)'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FooterFont</text:p>
          </table:table-cell>
          <table:table-cell table:number-columns-repeated="3" table:style-name="ce9" office:value-type="float" office:value="255" calcext:value-type="float">
            <text:p>25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1" office:value-type="string" calcext:value-type="string">
            <text:p>ff</text:p>
          </table:table-cell>
          <table:table-cell table:style-name="ce9" table:content-validation-name="val3" office:value-type="string" calcext:value-type="string">
            <text:p>R</text:p>
          </table:table-cell>
          <table:table-cell table:style-name="ce9" table:content-validation-name="val4" office:value-type="string" calcext:value-type="string">
            <text:p>M</text:p>
          </table:table-cell>
          <table:table-cell table:style-name="ce9" table:formula="of:=COM.MICROSOFT.CONCAT([.G45];&quot;_&quot;;[.H45];&quot;_&quot;;[.I45])" office:value-type="string" office:string-value="ff_R_M" calcext:value-type="string">
            <text:p>ff_R_M</text:p>
          </table:table-cell>
          <table:table-cell table:style-name="ce9" table:formula="of:=COM.MICROSOFT.CONCAT(&quot;rgb(&quot;;[.C45];&quot;,&quot;;[.D45];&quot;,&quot;;[.E45];&quot;,&quot;;[.F45];&quot;)&quot;)" office:value-type="string" office:string-value="rgb(255,255,255,1)" calcext:value-type="string">
            <text:p>rgb(255,255,255,1)</text:p>
          </table:table-cell>
          <table:table-cell table:style-name="ce9" table:formula="of:=COM.MICROSOFT.CONCAT(&quot;const &quot;;[.J45];&quot; = '&quot;; [.K45]; &quot;'&quot; )" office:value-type="string" office:string-value="const ff_R_M = 'rgb(255,255,255,1)'" calcext:value-type="string">
            <text:p>const ff_R_M = 'rgb(255,255,255,1)'</text:p>
          </table:table-cell>
          <table:table-cell table:number-columns-repeated="1012"/>
        </table:table-row>
        <table:table-row table:style-name="ro1">
          <table:table-cell/>
          <table:table-cell table:style-name="ce13"/>
          <table:table-cell table:style-name="ce9" table:number-columns-repeated="4"/>
          <table:table-cell table:style-name="ce9" table:content-validation-name="val1"/>
          <table:table-cell table:style-name="ce9" table:content-validation-name="val3"/>
          <table:table-cell table:style-name="ce9" table:content-validation-name="val4"/>
          <table:table-cell table:style-name="ce9" table:formula="of:=COM.MICROSOFT.CONCAT([.G46];&quot;_&quot;;[.H46];&quot;_&quot;;[.I46])" office:value-type="string" office:string-value="__" calcext:value-type="string">
            <text:p>__</text:p>
          </table:table-cell>
          <table:table-cell table:style-name="ce9" table:formula="of:=COM.MICROSOFT.CONCAT(&quot;rgb(&quot;;[.C46];&quot;,&quot;;[.D46];&quot;,&quot;;[.E46];&quot;,&quot;;[.F46];&quot;)&quot;)" office:value-type="string" office:string-value="rgb(,,,)" calcext:value-type="string">
            <text:p>rgb(,,,)</text:p>
          </table:table-cell>
          <table:table-cell table:style-name="ce9" table:formula="of:=COM.MICROSOFT.CONCAT(&quot;const &quot;;[.J46];&quot; = '&quot;; [.K46]; &quot;'&quot; )" office:value-type="string" office:string-value="const __ = 'rgb(,,,)'" calcext:value-type="string">
            <text:p>const __ = 'rgb(,,,)'</text:p>
          </table:table-cell>
          <table:table-cell table:number-columns-repeated="101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08:28:47.907016785</meta:creation-date>
    <dc:date>2024-05-10T01:12:07.895571885</dc:date>
    <meta:editing-duration>P1DT9H6M28S</meta:editing-duration>
    <meta:editing-cycles>165</meta:editing-cycles>
    <meta:generator>LibreOffice/7.3.7.2$Linux_X86_64 LibreOffice_project/30$Build-2</meta:generator>
    <meta:document-statistic meta:table-count="1" meta:cell-count="454" meta:object-count="0"/>
  </office:meta>
</office:document-meta>
</file>